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HandlerRegistration.setOptimizeLocations( boolean optimize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andlerRegistration.addResourceLocations( Resource ... 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andlerRegistration.setCacheControl( CacheControl cacheContr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andlerRegistration.resourceChain( boolean cacheResources , Cach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andlerRegistration.addResourceLocations( String ... 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andlerRegistration.ResourceHandlerRegistration( String ... 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andlerRegistration.setCachePeriod( Integer cachePeri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andlerRegistration.resourceChain( boolean cache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andlerRegistration.setUseLastModified( boolean use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andlerRegistration.getPath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andlerRegistration.getRequestHandl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